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/></text:p>
      <text:p text:style-name="Preformatted_20_Text"/>
      <text:p text:style-name="Preformatted_20_Text"/>
      <text:p text:style-name="Preformatted_20_Text">L'<text:span text:style-name="T1">algorithme de Bellman-Ford</text:span> est un <text:a xlink:type="simple" xlink:href="http://fr.wikipedia.org/wiki/Algorithmique">algorithme</text:a> qui permet de trouver des plus courts chemins, depuis un sommet source donné, dans un graphe orienté pondéré.</text:p>
      <text:p text:style-name="Preformatted_20_Text"/>
      <text:p text:style-name="Preformatted_20_Text">l'algorithme de Bellman-Ford autorise la présence de certains arcs de poids négatif et permet de détecter l'existence d'un <text:a xlink:type="simple" xlink:href="http://fr.wikipedia.org/wiki/Circuit_%28graphe%29">circuit absorbant</text:a>, c'est-à-dire de poids total négatif, accessible depuis le sommet source.</text:p>
      <text:p text:style-name="Preformatted_20_Text"/>
      <text:p text:style-name="Preformatted_20_Text">booléen Bellman_Ford(G, s) </text:p>
      <text:p text:style-name="Preformatted_20_Text"><text:s text:c="3"/>initialisation (G, s) <text:s/>/*</text:p>
      <text:p text:style-name="Preformatted_20_Text"><text:s text:c="26"/>** les poids de tous les sommets sont mis à +infini </text:p>
      <text:p text:style-name="Preformatted_20_Text"><text:s text:c="26"/>** le poids du sommet initial à 0</text:p>
      <text:p text:style-name="Preformatted_20_Text"><text:s text:c="26"/>** nouveauPoids du sommet initial à 0, les autres à -1</text:p>
      <text:p text:style-name="Preformatted_20_Text"><text:s text:c="26"/>** precedent initialise a +infini</text:p>
      <text:p text:style-name="Preformatted_20_Text"><text:s text:c="26"/>*/ </text:p>
      <text:p text:style-name="Preformatted_20_Text"><text:s text:c="3"/><text:span text:style-name="T1">pour</text:span> i=1 <text:span text:style-name="T1">jusqu'à</text:span> Nombre de sommets - 1 <text:span text:style-name="T1">faire</text:span></text:p>
      <text:p text:style-name="Preformatted_20_Text"><text:s text:c="4"/>| <text:s text:c="3"/>poidsInchangés := vrai</text:p>
      <text:p text:style-name="Preformatted_20_Text"><text:s text:c="4"/>| <text:s text:c="3"/><text:span text:style-name="T1">pour chaque</text:span> sommet u du graphe <text:span text:style-name="T1">dont </text:span>nouveauPoids(u) = i - 1</text:p>
      <text:p text:style-name="Preformatted_20_Text"><text:s text:c="4"/>| <text:s text:c="4"/>| <text:s text:c="3"/><text:span text:style-name="T1">pour chaque</text:span> arc (u, v) du graphe <text:span text:style-name="T1">faire</text:span></text:p>
      <text:p text:style-name="Preformatted_20_Text"><text:s text:c="4"/>| <text:s text:c="4"/>| <text:s text:c="3"/>nouveau_poids := poids(u) + poids(arc(u, v)); </text:p>
      <text:p text:style-name="Preformatted_20_Text"><text:s text:c="4"/>| <text:s text:c="4"/>| <text:s text:c="4"/>| <text:s text:c="2"/><text:span text:style-name="T1">si</text:span> nouveau_poids &lt; poids(v) <text:span text:style-name="T1">alors</text:span></text:p>
      <text:p text:style-name="Preformatted_20_Text"><text:s text:c="4"/>| <text:s text:c="4"/>| <text:s text:c="4"/>| <text:s text:c="3"/>| <text:s text:c="3"/>precedent(v) := u; </text:p>
      <text:p text:style-name="Preformatted_20_Text"><text:s text:c="4"/>| <text:s text:c="4"/>| <text:s text:c="4"/>| <text:s text:c="3"/>| <text:s text:c="3"/>poids(v) := nouveau_poids; </text:p>
      <text:p text:style-name="Preformatted_20_Text"><text:s text:c="4"/>| <text:s text:c="4"/>| <text:s text:c="4"/>| <text:s text:c="3"/>| <text:s text:c="3"/>nouveauPoids(v) := i</text:p>
      <text:p text:style-name="Preformatted_20_Text"><text:s text:c="4"/>| <text:s text:c="4"/>| <text:s text:c="4"/>| <text:s text:c="3"/>| <text:s text:c="3"/>poidsInchangés := faux;</text:p>
      <text:p text:style-name="Preformatted_20_Text"><text:s text:c="4"/>| <text:s text:c="4"/><text:span text:style-name="T1">si </text:span>poidsInchangés = vrai <text:span text:style-name="T1">alors sortir </text:span>de la boucle</text:p>
      <text:p text:style-name="Preformatted_20_Text"><text:s text:c="3"/><text:span text:style-name="T1">pour chaque</text:span> arc (u, v) du graphe <text:span text:style-name="T1">faire</text:span></text:p>
      <text:p text:style-name="Preformatted_20_Text"><text:s text:c="4"/>| <text:s text:c="3"/><text:span text:style-name="T1">si</text:span> poids(u) + poids(arc(u, v)) &lt; poids(v) <text:span text:style-name="T1">alors</text:span></text:p>
      <text:p text:style-name="Preformatted_20_Text"><text:s text:c="4"/>| <text:s text:c="8"/><text:span text:style-name="T1">retourner</text:span> faux <text:s/>// il existe un cycle absorbant</text:p>
      <text:p text:style-name="P1"><text:s text:c="3"/><text:span text:style-name="T1">retourner</text:span> vra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5-01-11T14:26:29</meta:creation-date>
    <meta:document-statistic meta:table-count="0" meta:image-count="0" meta:object-count="0" meta:page-count="1" meta:paragraph-count="25" meta:word-count="215" meta:character-count="1472"/>
    <dc:date>2015-01-11T14:28:46</dc:date>
    <dc:creator>Daniel Veysseire</dc:creator>
    <meta:editing-duration>PT2M24S</meta:editing-duration>
    <meta:editing-cycles>1</meta:editing-cycles>
    <meta:generator>OpenOffice.org/3.4.1$Unix OpenOffice.org_project/341m1$Build-9593</meta:generator>
  </office:meta>
</office:document-meta>
</file>